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officeooo:rsid="000abc71" officeooo:paragraph-rsid="00071322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fo:font-weight="bold" officeooo:rsid="00071322" officeooo:paragraph-rsid="0007132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fo:font-weight="normal" officeooo:rsid="000abc71" officeooo:paragraph-rsid="00071322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paragraph-rsid="0007132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071322" officeooo:paragraph-rsid="00071322" style:font-size-asian="12pt" style:font-weight-asian="normal" style:font-size-complex="12pt" style:font-weight-complex="normal"/>
    </style:style>
    <style:style style:name="T1" style:family="text">
      <style:text-properties officeooo:rsid="000612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bc71" style:font-weight-asian="bold" style:font-weight-complex="bold"/>
    </style:style>
    <style:style style:name="T4" style:family="text">
      <style:text-properties fo:font-size="18pt" fo:font-weight="bold" officeooo:rsid="000abc71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071322" style:font-size-asian="18pt" style:font-weight-asian="bold" style:font-size-complex="18pt" style:font-weight-complex="bold"/>
    </style:style>
    <style:style style:name="T6" style:family="text">
      <style:text-properties fo:font-size="18pt" officeooo:rsid="000abc71" style:font-size-asian="18pt" style:font-size-complex="18pt"/>
    </style:style>
    <style:style style:name="T7" style:family="text">
      <style:text-properties fo:font-size="18pt" officeooo:rsid="00071322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1322" style:font-weight-asian="normal" style:font-weight-complex="normal"/>
    </style:style>
    <style:style style:name="T10" style:family="text">
      <style:text-properties officeooo:rsid="000713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 <text:s text:c="12"/><text:span text:style-name="T4">Experiment No </text:span><text:span text:style-name="T5">4</text:span></text:p>
      <text:p text:style-name="P3"/>
      <text:p text:style-name="P3"><text:span text:style-name="T2">Name: </text:span>Faiyaz Shaikh</text:p>
      <text:p text:style-name="P3"><text:span text:style-name="T2">Roll No: </text:span>17CO45</text:p>
      <text:p text:style-name="P3"><text:span text:style-name="T2">Aim: </text:span>WAP to <text:span text:style-name="T10">find follow() of </text:span>a given grammar</text:p>
      <text:p text:style-name="P3"/>
      <text:p text:style-name="P1">Program:</text:p>
      <text:p text:style-name="P3"/>
      <text:p text:style-name="P3">#include&lt;stdio.h&gt;</text:p>
      <text:p text:style-name="P3">#include&lt;string.h&gt;</text:p>
      <text:p text:style-name="P3">int n,m=0,p,i=0,j=0;</text:p>
      <text:p text:style-name="P3">char a[10][10],followResult[10];</text:p>
      <text:p text:style-name="P3">void follow(char c);</text:p>
      <text:p text:style-name="P3">void first(char c);</text:p>
      <text:p text:style-name="P3">void addToResult(char);</text:p>
      <text:p text:style-name="P3">int main()</text:p>
      <text:p text:style-name="P3">{</text:p>
      <text:p text:style-name="P3"><text:tab/> int i,choice;</text:p>
      <text:p text:style-name="P3"><text:tab/> char c,ch;</text:p>
      <text:p text:style-name="P3"><text:tab/>printf("Enter the no.of productions: ");</text:p>
      <text:p text:style-name="P3"><text:tab/>scanf("%d", &amp;n);</text:p>
      <text:p text:style-name="P3"><text:tab/> printf(" Enter %d productions:\n", n);</text:p>
      <text:p text:style-name="P3"><text:tab/> for(i=0;i&lt;n;i++)</text:p>
      <text:p text:style-name="P3"><text:tab/> <text:s/>scanf("%s%c",a[i],&amp;ch);</text:p>
      <text:p text:style-name="P3"><text:tab/><text:tab/>// gets(a[i]);</text:p>
      <text:p text:style-name="P3"><text:tab/> do</text:p>
      <text:p text:style-name="P3"><text:tab/> {</text:p>
      <text:p text:style-name="P3"><text:tab/> <text:s/>m=0;</text:p>
      <text:p text:style-name="P3"><text:tab/> <text:s/>printf("Find FOLLOW of --&gt;");</text:p>
      <text:p text:style-name="P3"><text:tab/> <text:s/>scanf(" %c",&amp;c);</text:p>
      <text:p text:style-name="P3"><text:tab/> <text:s/>follow(c);</text:p>
      <text:p text:style-name="P3"><text:tab/> <text:s/>printf("FOLLOW(%c) = { ",c);</text:p>
      <text:p text:style-name="P3"><text:tab/> <text:s/>for(i=0;i&lt;m;i++)</text:p>
      <text:p text:style-name="P3"><text:tab/> <text:s text:c="2"/>printf("%c ",followResult[i]);</text:p>
      <text:p text:style-name="P3"><text:tab/> <text:s/>printf(" }\n");</text:p>
      <text:p text:style-name="P3"><text:tab/> <text:s/>printf("Do you want to continue(Press 1 to continue....)?");</text:p>
      <text:p text:style-name="P3"><text:tab/> scanf("%d%c",&amp;choice,&amp;ch);</text:p>
      <text:p text:style-name="P3"><text:tab/> }</text:p>
      <text:p text:style-name="P3"><text:tab/> while(choice==1);</text:p>
      <text:p text:style-name="P3">}</text:p>
      <text:p text:style-name="P3"/>
      <text:p text:style-name="P3">void follow(char c)</text:p>
      <text:p text:style-name="P3">{</text:p>
      <text:p text:style-name="P3"><text:s text:c="4"/>if(a[0][0]==c)addToResult('$');</text:p>
      <text:p text:style-name="P3"><text:s/>for(i=0;i&lt;n;i++)</text:p>
      <text:p text:style-name="P3"><text:s/>{</text:p>
      <text:p text:style-name="P3"><text:tab/>for(j=2;j&lt;strlen(a[i]);j++)</text:p>
      <text:p text:style-name="P3"><text:s text:c="2"/>{</text:p>
      <text:p text:style-name="P3"><text:s text:c="3"/>if(a[i][j]==c)</text:p>
      <text:p text:style-name="P3"><text:s text:c="3"/>{</text:p>
      <text:p text:style-name="P3"><text:s text:c="4"/>if(a[i][j+1]!='\0')first(a[i][j+1]);</text:p>
      <text:p text:style-name="P3"><text:s text:c="4"/>if(a[i][j+1]=='\0'&amp;&amp;c!=a[i][0])</text:p>
      <text:p text:style-name="P3"><text:soft-page-break/><text:s text:c="5"/>follow(a[i][0]);</text:p>
      <text:p text:style-name="P3"><text:s text:c="3"/>}</text:p>
      <text:p text:style-name="P3"><text:s text:c="2"/>}</text:p>
      <text:p text:style-name="P3"><text:s/>}</text:p>
      <text:p text:style-name="P3">}</text:p>
      <text:p text:style-name="P3"/>
      <text:p text:style-name="P3">void first(char c)</text:p>
      <text:p text:style-name="P3">{</text:p>
      <text:p text:style-name="P3"><text:s text:c="6"/>int k;</text:p>
      <text:p text:style-name="P3"><text:s text:c="6"/>if(!(isupper(c)))</text:p>
      <text:p text:style-name="P3"><text:tab/><text:tab/> //f[m++]=c;</text:p>
      <text:p text:style-name="P3"><text:tab/><text:tab/> addToResult(c);</text:p>
      <text:p text:style-name="P3"><text:tab/> for(k=0;k&lt;n;k++)</text:p>
      <text:p text:style-name="P3"><text:tab/>{</text:p>
      <text:p text:style-name="P3"><text:tab/><text:tab/> if(a[k][0]==c)</text:p>
      <text:p text:style-name="P3"><text:tab/><text:tab/> {</text:p>
      <text:p text:style-name="P3"><text:tab/><text:tab/> if(a[k][2]=='$') follow(a[i][0]);</text:p>
      <text:p text:style-name="P3"><text:tab/><text:tab/> else if(islower(a[k][2]))</text:p>
      <text:p text:style-name="P3"><text:tab/><text:tab/><text:tab/> //f[m++]=a[k][2];</text:p>
      <text:p text:style-name="P3"><text:tab/><text:tab/><text:tab/> addToResult(a[k][2]);</text:p>
      <text:p text:style-name="P3"><text:tab/><text:tab/> else first(a[k][2]);</text:p>
      <text:p text:style-name="P3"><text:tab/> }</text:p>
      <text:p text:style-name="P3"><text:tab/> }</text:p>
      <text:p text:style-name="P3">}</text:p>
      <text:p text:style-name="P3"/>
      <text:p text:style-name="P3">void <text:s/>addToResult(char c)</text:p>
      <text:p text:style-name="P3">{</text:p>
      <text:p text:style-name="P3"><text:s text:c="4"/>int i;</text:p>
      <text:p text:style-name="P3"><text:s text:c="4"/>for( i=0;i&lt;=m;i++)</text:p>
      <text:p text:style-name="P3"><text:s text:c="8"/>if(followResult[i]==c)</text:p>
      <text:p text:style-name="P3"><text:s text:c="12"/>return;</text:p>
      <text:p text:style-name="P3"><text:s text:c="3"/>followResult[m++]=c;</text:p>
      <text:p text:style-name="P3">}</text:p>
      <text:p text:style-name="P3"/>
      <text:p text:style-name="P2">Output:</text:p>
      <text:p text:style-name="P2"/>
      <text:p text:style-name="P5">Enter the no.of productions: 8</text:p>
      <text:p text:style-name="P5"><text:s/>Enter 8 productions:</text:p>
      <text:p text:style-name="P5">E=TD</text:p>
      <text:p text:style-name="P5">D=+TD</text:p>
      <text:p text:style-name="P5">D=$</text:p>
      <text:p text:style-name="P5">T=FS</text:p>
      <text:p text:style-name="P5">S=%FS</text:p>
      <text:p text:style-name="P5">S=$</text:p>
      <text:p text:style-name="P5">F=(E)</text:p>
      <text:p text:style-name="P5">F=a</text:p>
      <text:p text:style-name="P5">Find FOLLOW of --&gt;E</text:p>
      <text:p text:style-name="P5">FOLLOW(E) = { $ ) <text:s/>}</text:p>
      <text:p text:style-name="P5">Do you want to continue(Press 1 to continue....)?1</text:p>
      <text:p text:style-name="P5">Find FOLLOW of --&gt;D</text:p>
      <text:p text:style-name="P5">FOLLOW(D) = { ) <text:s/>}</text:p>
      <text:p text:style-name="P5">Do you want to continue(Press 1 to continue....)?1</text:p>
      <text:p text:style-name="P5"><text:soft-page-break/>Find FOLLOW of --&gt;T</text:p>
      <text:p text:style-name="P5">FOLLOW(T) = { + $ ) <text:s/>}</text:p>
      <text:p text:style-name="P5">Do you want to continue(Press 1 to continue....)?1</text:p>
      <text:p text:style-name="P5">Find FOLLOW of --&gt;S</text:p>
      <text:p text:style-name="P5">FOLLOW(S) = { $ ) <text:s/>}</text:p>
      <text:p text:style-name="P5">Do you want to continue(Press 1 to continue....)?1</text:p>
      <text:p text:style-name="P5">Find FOLLOW of --&gt;F</text:p>
      <text:p text:style-name="P5">FOLLOW(F) = { % + $ ) <text:s/>}</text:p>
      <text:p text:style-name="P5">Do you want to continue(Press 1 to continue....)?1</text:p>
      <text:p text:style-name="P5">Find FOLLOW of --&gt;a</text:p>
      <text:p text:style-name="P5">FOLLOW(a) = { + $ ) 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0:42:20.887724198</meta:creation-date>
    <dc:date>2020-03-04T21:09:08.144991637</dc:date>
    <meta:editing-duration>PT16M37S</meta:editing-duration>
    <meta:editing-cycles>1</meta:editing-cycles>
    <meta:document-statistic meta:table-count="0" meta:image-count="0" meta:object-count="0" meta:page-count="3" meta:paragraph-count="107" meta:word-count="268" meta:character-count="1966" meta:non-whitespace-character-count="1622"/>
    <meta:generator>LibreOffice/6.0.7.3$Linux_X86_64 LibreOffice_project/00m0$Build-3</meta:generator>
  </office:meta>
</office:document-meta>
</file>